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adornments="Bold Italic" style:font-pitch="fixed"/>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P1" style:family="paragraph" style:parent-style-name="Table_20_Contents">
      <style:text-properties officeooo:rsid="000cfced" officeooo:paragraph-rsid="000cfced"/>
    </style:style>
    <style:style style:name="P2" style:family="paragraph" style:parent-style-name="Standard">
      <style:text-properties officeooo:rsid="000cfced" officeooo:paragraph-rsid="000cfced"/>
    </style:style>
    <style:style style:name="P3" style:family="paragraph" style:parent-style-name="Text_20_body">
      <style:text-properties officeooo:paragraph-rsid="000cfc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eading</text:p>
      <text:p text:style-name="P2">default</text:p>
      <text:p text:style-name="P3">Text Body Text Body Text Body Text Body Text Body Text Body Text Body Text Body Text Body Text Body Text Body Text Body Text Body Text Body Text Body Text Body Text Body Text Body Text Body Text Body Text Body Text Body Text Body Text Body Text Body</text:p>
      <table:table table:name="Table1" table:style-name="Table1">
        <table:table-column table:style-name="Table1.A"/>
        <table:table-row>
          <table:table-cell table:style-name="Table1.A1" office:value-type="string">
            <text:p text:style-name="P1">Table conten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adornments="Bold Italic" style:font-pitch="fixed"/>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padding="0.101cm" fo:border-left="none" fo:border-right="none" fo:border-top="none" fo:border-bottom="0.99pt dashed #f04e4d" style:shadow="none" fo:keep-with-next="always"/>
      <style:text-properties fo:color="#f04e4d" style:font-name="Ubuntu Mono" fo:font-family="'Ubuntu Mono'" style:font-style-name="Bold Italic" style:font-pitch="fixed" fo:font-size="15pt" fo:font-style="italic"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text-properties fo:color="#579835" fo:font-size="10pt" fo:font-style="italic"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16:24:16.862962107</meta:creation-date>
    <dc:date>2018-08-14T16:29:48.769399521</dc:date>
    <meta:editing-duration>PT5M32S</meta:editing-duration>
    <meta:editing-cycles>2</meta:editing-cycles>
    <meta:generator>LibreOffice/6.0.3.2$Linux_X86_64 LibreOffice_project/00m0$Build-2</meta:generator>
    <meta:document-statistic meta:table-count="1" meta:image-count="0" meta:object-count="0" meta:page-count="1" meta:paragraph-count="4" meta:word-count="54" meta:character-count="276" meta:non-whitespace-character-count="226"/>
  </office:meta>
</office:document-meta>
</file>